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paragraph-properties fo:text-align="justify" style:justify-single-word="false"/>
      <style:text-properties officeooo:rsid="001c66ba" officeooo:paragraph-rsid="002b36ee"/>
    </style:style>
    <style:style style:name="P2" style:family="paragraph" style:parent-style-name="Standard">
      <style:paragraph-properties fo:text-align="justify" style:justify-single-word="false"/>
      <style:text-properties officeooo:rsid="000b4bb3" officeooo:paragraph-rsid="0026c677"/>
    </style:style>
    <style:style style:name="P3" style:family="paragraph" style:parent-style-name="Standard">
      <style:paragraph-properties fo:text-align="justify" style:justify-single-word="false"/>
      <style:text-properties officeooo:rsid="00290610" officeooo:paragraph-rsid="00290610"/>
    </style:style>
    <style:style style:name="P4" style:family="paragraph" style:parent-style-name="Standard">
      <style:paragraph-properties fo:text-align="justify" style:justify-single-word="false"/>
      <style:text-properties style:font-name-complex="Calibri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4493e"/>
    </style:style>
    <style:style style:name="P7" style:family="paragraph" style:parent-style-name="Standard">
      <style:paragraph-properties fo:text-align="justify" style:justify-single-word="false"/>
      <style:text-properties officeooo:paragraph-rsid="0026c677"/>
    </style:style>
    <style:style style:name="P8" style:family="paragraph" style:parent-style-name="Standard">
      <style:paragraph-properties fo:text-align="justify" style:justify-single-word="false"/>
      <style:text-properties officeooo:paragraph-rsid="002e2c21"/>
    </style:style>
    <style:style style:name="P9" style:family="paragraph" style:parent-style-name="Standard">
      <style:paragraph-properties fo:text-align="justify" style:justify-single-word="false"/>
      <style:text-properties officeooo:rsid="000ad0c3" officeooo:paragraph-rsid="0026c677"/>
    </style:style>
    <style:style style:name="P10" style:family="paragraph" style:parent-style-name="Standard">
      <style:paragraph-properties fo:text-align="justify" style:justify-single-word="false"/>
      <style:text-properties officeooo:rsid="00514892" officeooo:paragraph-rsid="00514892"/>
    </style:style>
    <style:style style:name="P11" style:family="paragraph" style:parent-style-name="Title">
      <style:paragraph-properties fo:text-align="center" style:justify-single-word="false"/>
    </style:style>
    <style:style style:name="P12" style:family="paragraph" style:parent-style-name="Text_20_body">
      <style:paragraph-properties fo:text-align="center" style:justify-single-word="false"/>
      <style:text-properties officeooo:paragraph-rsid="006a5f80"/>
    </style:style>
    <style:style style:name="P13" style:family="paragraph" style:parent-style-name="Subtitle">
      <style:paragraph-properties fo:text-align="center" style:justify-single-word="false"/>
      <style:text-properties style:font-name="Liberation Sans" fo:font-size="18pt" officeooo:rsid="001ac750" officeooo:paragraph-rsid="001ac750" style:font-name-asian="PingFang SC" style:font-size-asian="18pt" style:font-name-complex="Arial Unicode MS" style:font-size-complex="18pt"/>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6929in" style:type="right" style:leader-style="dotted" style:leader-text="."/>
        </style:tab-stops>
      </style:paragraph-properties>
    </style:style>
    <style:style style:name="P16" style:family="paragraph" style:parent-style-name="Contents_20_3">
      <style:paragraph-properties>
        <style:tab-stops>
          <style:tab-stop style:position="6.6929in" style:type="right" style:leader-style="dotted" style:leader-text="."/>
        </style:tab-stops>
      </style:paragraph-properties>
    </style:style>
    <style:style style:name="P17" style:family="paragraph" style:parent-style-name="Contents_20_4">
      <style:paragraph-properties>
        <style:tab-stops>
          <style:tab-stop style:position="6.6929in" style:type="right" style:leader-style="dotted" style:leader-text="."/>
        </style:tab-stops>
      </style:paragraph-properties>
    </style:style>
    <style:style style:name="P18" style:family="paragraph" style:parent-style-name="Contents_20_Heading">
      <style:text-properties style:font-name="Liberation Sans" fo:font-size="16pt" fo:font-weight="bold" officeooo:rsid="00837412" officeooo:paragraph-rsid="00837412" style:font-name-asian="PingFang SC" style:font-size-asian="16pt" style:font-weight-asian="bold" style:font-name-complex="Arial Unicode MS" style:font-size-complex="16pt" style:font-weight-complex="bold"/>
    </style:style>
    <style:style style:name="P19" style:family="paragraph" style:parent-style-name="Footer">
      <style:paragraph-properties fo:text-align="center" style:justify-single-word="false"/>
    </style:style>
    <style:style style:name="P20"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P21" style:family="paragraph" style:parent-style-name="Heading_20_1">
      <style:paragraph-properties fo:text-align="justify" style:justify-single-word="false"/>
    </style:style>
    <style:style style:name="P22" style:family="paragraph" style:parent-style-name="Heading_20_2">
      <style:paragraph-properties fo:text-align="justify" style:justify-single-word="false"/>
    </style:style>
    <style:style style:name="P23" style:family="paragraph" style:parent-style-name="Heading_20_2">
      <style:paragraph-properties fo:text-align="justify" style:justify-single-word="false"/>
      <style:text-properties fo:language="en" fo:country="US"/>
    </style:style>
    <style:style style:name="P24" style:family="paragraph" style:parent-style-name="Heading_20_3">
      <style:paragraph-properties fo:text-align="justify" style:justify-single-word="false"/>
      <style:text-properties officeooo:rsid="002e2c21" officeooo:paragraph-rsid="002e2c21"/>
    </style:style>
    <style:style style:name="P25" style:family="paragraph" style:parent-style-name="Heading_20_3">
      <style:text-properties officeooo:rsid="007c472e" officeooo:paragraph-rsid="007c472e"/>
    </style:style>
    <style:style style:name="P26" style:family="paragraph" style:parent-style-name="Heading_20_4">
      <style:text-properties officeooo:rsid="007c472e" officeooo:paragraph-rsid="007c472e"/>
    </style:style>
    <style:style style:name="P27" style:family="paragraph" style:parent-style-name="Heading_20_4">
      <style:text-properties officeooo:rsid="007f548b" officeooo:paragraph-rsid="007f548b"/>
    </style:style>
    <style:style style:name="P28" style:family="paragraph" style:parent-style-name="Standard" style:list-style-name="L1">
      <style:paragraph-properties fo:text-align="justify" style:justify-single-word="false"/>
      <style:text-properties officeooo:paragraph-rsid="002af542"/>
    </style:style>
    <style:style style:name="P29" style:family="paragraph" style:parent-style-name="Standard" style:list-style-name="L1">
      <style:paragraph-properties fo:text-align="justify" style:justify-single-word="false"/>
      <style:text-properties officeooo:paragraph-rsid="002b22be"/>
    </style:style>
    <style:style style:name="P30" style:family="paragraph" style:parent-style-name="Standard" style:list-style-name="L3">
      <style:paragraph-properties fo:text-align="justify" style:justify-single-word="false"/>
      <style:text-properties officeooo:paragraph-rsid="002b36ee"/>
    </style:style>
    <style:style style:name="P31" style:family="paragraph" style:parent-style-name="Standard" style:list-style-name="L5">
      <style:paragraph-properties fo:text-align="justify" style:justify-single-word="false"/>
      <style:text-properties officeooo:paragraph-rsid="002b36ee"/>
    </style:style>
    <style:style style:name="P32" style:family="paragraph" style:parent-style-name="Standard" style:list-style-name="L6">
      <style:paragraph-properties fo:text-align="justify" style:justify-single-word="false"/>
      <style:text-properties officeooo:paragraph-rsid="0026c677"/>
    </style:style>
    <style:style style:name="P33" style:family="paragraph" style:parent-style-name="Standard" style:list-style-name="L10">
      <style:paragraph-properties fo:text-align="justify" style:justify-single-word="false"/>
      <style:text-properties officeooo:paragraph-rsid="0039ebeb"/>
    </style:style>
    <style:style style:name="P34" style:family="paragraph" style:parent-style-name="Standard" style:list-style-name="L10">
      <style:paragraph-properties fo:text-align="justify" style:justify-single-word="false"/>
      <style:text-properties officeooo:paragraph-rsid="0056ca1e"/>
    </style:style>
    <style:style style:name="P35" style:family="paragraph" style:parent-style-name="Standard" style:list-style-name="L10">
      <style:paragraph-properties fo:text-align="justify" style:justify-single-word="false"/>
      <style:text-properties officeooo:paragraph-rsid="003a73bb"/>
    </style:style>
    <style:style style:name="P36" style:family="paragraph" style:parent-style-name="Standard" style:list-style-name="L11">
      <style:paragraph-properties fo:text-align="justify" style:justify-single-word="false"/>
      <style:text-properties officeooo:paragraph-rsid="00468f5f"/>
    </style:style>
    <style:style style:name="P37" style:family="paragraph" style:parent-style-name="Standard" style:list-style-name="L11">
      <style:paragraph-properties fo:text-align="justify" style:justify-single-word="false"/>
      <style:text-properties officeooo:paragraph-rsid="004cfe80"/>
    </style:style>
    <style:style style:name="P38" style:family="paragraph" style:parent-style-name="Standard" style:list-style-name="L11">
      <style:paragraph-properties fo:text-align="justify" style:justify-single-word="false"/>
      <style:text-properties officeooo:paragraph-rsid="004d3dc1"/>
    </style:style>
    <style:style style:name="P39" style:family="paragraph" style:parent-style-name="Standard" style:list-style-name="L12">
      <style:paragraph-properties fo:text-align="justify" style:justify-single-word="false"/>
      <style:text-properties officeooo:paragraph-rsid="007f548b"/>
    </style:style>
    <style:style style:name="P40" style:family="paragraph" style:parent-style-name="Standard" style:list-style-name="L1">
      <style:paragraph-properties fo:text-align="justify" style:justify-single-word="false"/>
      <style:text-properties officeooo:rsid="002af542" officeooo:paragraph-rsid="002af542"/>
    </style:style>
    <style:style style:name="P41" style:family="paragraph" style:parent-style-name="Standard" style:list-style-name="L2">
      <style:paragraph-properties fo:text-align="justify" style:justify-single-word="false"/>
      <style:text-properties officeooo:rsid="001c66ba" officeooo:paragraph-rsid="002b36ee"/>
    </style:style>
    <style:style style:name="P42" style:family="paragraph" style:parent-style-name="Standard" style:list-style-name="L2">
      <style:paragraph-properties fo:text-align="justify" style:justify-single-word="false"/>
      <style:text-properties officeooo:rsid="001c8119" officeooo:paragraph-rsid="002b36ee"/>
    </style:style>
    <style:style style:name="P43" style:family="paragraph" style:parent-style-name="Standard" style:list-style-name="L3">
      <style:paragraph-properties fo:text-align="justify" style:justify-single-word="false"/>
      <style:text-properties fo:font-weight="bold" officeooo:rsid="001e7527" officeooo:paragraph-rsid="002b36ee" style:font-weight-asian="bold" style:font-weight-complex="bold"/>
    </style:style>
    <style:style style:name="P44" style:family="paragraph" style:parent-style-name="Standard" style:list-style-name="L4">
      <style:paragraph-properties fo:text-align="justify" style:justify-single-word="false"/>
      <style:text-properties fo:font-weight="bold" officeooo:rsid="001d63de" officeooo:paragraph-rsid="002b36ee" style:font-weight-asian="bold" style:font-weight-complex="bold"/>
    </style:style>
    <style:style style:name="P45" style:family="paragraph" style:parent-style-name="Standard" style:list-style-name="L4">
      <style:paragraph-properties fo:text-align="justify" style:justify-single-word="false"/>
      <style:text-properties fo:font-weight="bold" officeooo:rsid="002b36ee" officeooo:paragraph-rsid="002b36ee" style:font-weight-asian="bold" style:font-weight-complex="bold"/>
    </style:style>
    <style:style style:name="P46" style:family="paragraph" style:parent-style-name="Standard" style:list-style-name="L4">
      <style:paragraph-properties fo:text-align="justify" style:justify-single-word="false"/>
      <style:text-properties fo:font-weight="bold" officeooo:rsid="0011dff1" officeooo:paragraph-rsid="002b36ee" style:font-weight-asian="bold" style:font-weight-complex="bold"/>
    </style:style>
    <style:style style:name="P47" style:family="paragraph" style:parent-style-name="Standard" style:list-style-name="L7">
      <style:paragraph-properties fo:text-align="justify" style:justify-single-word="false"/>
      <style:text-properties fo:font-weight="bold" officeooo:rsid="00514892" officeooo:paragraph-rsid="00572c97" style:font-weight-asian="bold" style:font-weight-complex="bold"/>
    </style:style>
    <style:style style:name="P48" style:family="paragraph" style:parent-style-name="Standard" style:list-style-name="L8">
      <style:paragraph-properties fo:text-align="justify" style:justify-single-word="false"/>
      <style:text-properties fo:font-weight="bold" officeooo:rsid="00514892" officeooo:paragraph-rsid="00514892" style:font-weight-asian="bold" style:font-weight-complex="bold"/>
    </style:style>
    <style:style style:name="P49" style:family="paragraph" style:parent-style-name="Standard" style:list-style-name="L7">
      <style:paragraph-properties fo:text-align="justify" style:justify-single-word="false"/>
      <style:text-properties fo:font-weight="bold" officeooo:rsid="00572c97" officeooo:paragraph-rsid="00572c97" style:font-weight-asian="bold" style:font-weight-complex="bold"/>
    </style:style>
    <style:style style:name="P50" style:family="paragraph" style:parent-style-name="Standard" style:list-style-name="L7">
      <style:paragraph-properties fo:text-align="justify" style:justify-single-word="false"/>
      <style:text-properties fo:font-weight="bold" officeooo:rsid="00579696" officeooo:paragraph-rsid="00579696" style:font-weight-asian="bold" style:font-weight-complex="bold"/>
    </style:style>
    <style:style style:name="P51" style:family="paragraph" style:parent-style-name="Standard" style:list-style-name="L8">
      <style:paragraph-properties fo:text-align="justify" style:justify-single-word="false"/>
      <style:text-properties fo:font-weight="bold" officeooo:rsid="0057a0ba" officeooo:paragraph-rsid="0057a0ba" style:font-weight-asian="bold" style:font-weight-complex="bold"/>
    </style:style>
    <style:style style:name="P52" style:family="paragraph" style:parent-style-name="Standard" style:list-style-name="L9">
      <style:paragraph-properties fo:text-align="justify" style:justify-single-word="false"/>
      <style:text-properties fo:font-weight="bold" officeooo:rsid="002e2c21" officeooo:paragraph-rsid="002e2c21" style:font-weight-asian="bold" style:font-weight-complex="bold"/>
    </style:style>
    <style:style style:name="P53" style:family="paragraph" style:parent-style-name="Standard" style:list-style-name="L10">
      <style:paragraph-properties fo:text-align="justify" style:justify-single-word="false"/>
      <style:text-properties fo:font-weight="bold" officeooo:rsid="002e2c21" officeooo:paragraph-rsid="0030c451" style:font-weight-asian="bold" style:font-weight-complex="bold"/>
    </style:style>
    <style:style style:name="P54" style:family="paragraph" style:parent-style-name="Standard" style:list-style-name="L10">
      <style:paragraph-properties fo:text-align="justify" style:justify-single-word="false"/>
      <style:text-properties fo:font-weight="bold" officeooo:rsid="002ee817" officeooo:paragraph-rsid="002ee817" style:font-weight-asian="bold" style:font-weight-complex="bold"/>
    </style:style>
    <style:style style:name="P55"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56" style:family="paragraph" style:parent-style-name="Standard" style:list-style-name="L11">
      <style:paragraph-properties fo:text-align="justify" style:justify-single-word="false"/>
      <style:text-properties fo:font-weight="bold" officeooo:rsid="002ee817" officeooo:paragraph-rsid="00402f24" style:font-weight-asian="bold" style:font-weight-complex="bold"/>
    </style:style>
    <style:style style:name="P57" style:family="paragraph" style:parent-style-name="Standard" style:list-style-name="L11">
      <style:paragraph-properties fo:text-align="justify" style:justify-single-word="false"/>
      <style:text-properties fo:font-weight="bold" officeooo:rsid="002ee817" officeooo:paragraph-rsid="0030c451" style:font-weight-asian="bold" style:font-weight-complex="bold"/>
    </style:style>
    <style:style style:name="P58" style:family="paragraph" style:parent-style-name="Standard" style:list-style-name="L10">
      <style:paragraph-properties fo:text-align="justify" style:justify-single-word="false"/>
      <style:text-properties fo:font-weight="bold" officeooo:rsid="0039ebeb" officeooo:paragraph-rsid="0039ebeb" style:font-weight-asian="bold" style:font-weight-complex="bold"/>
    </style:style>
    <style:style style:name="P59" style:family="paragraph" style:parent-style-name="Standard" style:list-style-name="L10">
      <style:paragraph-properties fo:text-align="justify" style:justify-single-word="false"/>
      <style:text-properties fo:font-weight="bold" officeooo:rsid="003a73bb" officeooo:paragraph-rsid="003a73bb" style:font-weight-asian="bold" style:font-weight-complex="bold"/>
    </style:style>
    <style:style style:name="P60" style:family="paragraph" style:parent-style-name="Standard" style:list-style-name="L11">
      <style:paragraph-properties fo:text-align="justify" style:justify-single-word="false"/>
      <style:text-properties fo:font-weight="bold" officeooo:rsid="0030c451" officeooo:paragraph-rsid="0030c451" style:font-weight-asian="bold" style:font-weight-complex="bold"/>
    </style:style>
    <style:style style:name="P61" style:family="paragraph" style:parent-style-name="Standard" style:list-style-name="L6">
      <style:paragraph-properties fo:text-align="justify" style:justify-single-word="false"/>
      <style:text-properties officeooo:rsid="001cae20" officeooo:paragraph-rsid="0026c677"/>
    </style:style>
    <style:style style:name="P62" style:family="paragraph" style:parent-style-name="Standard" style:list-style-name="L10">
      <style:paragraph-properties fo:text-align="justify" style:justify-single-word="false"/>
      <style:text-properties fo:font-weight="normal" officeooo:rsid="003c0b26" officeooo:paragraph-rsid="003c0b26" style:font-weight-asian="normal" style:font-weight-complex="normal"/>
    </style:style>
    <style:style style:name="P63" style:family="paragraph" style:parent-style-name="Standard" style:list-style-name="L11">
      <style:paragraph-properties fo:text-align="justify" style:justify-single-word="false"/>
      <style:text-properties fo:font-weight="normal" officeooo:rsid="003c0b26" officeooo:paragraph-rsid="00402f24" style:font-weight-asian="normal" style:font-weight-complex="normal"/>
    </style:style>
    <style:style style:name="P64" style:family="paragraph" style:parent-style-name="Standard" style:list-style-name="L10">
      <style:paragraph-properties fo:text-align="justify" style:justify-single-word="false"/>
      <style:text-properties fo:font-weight="normal" officeooo:rsid="003cb47c" officeooo:paragraph-rsid="003cb47c" style:font-weight-asian="normal" style:font-weight-complex="normal"/>
    </style:style>
    <style:style style:name="P65" style:family="paragraph" style:parent-style-name="Standard" style:list-style-name="L11">
      <style:paragraph-properties fo:text-align="justify" style:justify-single-word="false"/>
      <style:text-properties fo:font-weight="normal" officeooo:rsid="003cb47c" officeooo:paragraph-rsid="00402f24" style:font-weight-asian="normal" style:font-weight-complex="normal"/>
    </style:style>
    <style:style style:name="P66" style:family="paragraph" style:parent-style-name="Standard" style:list-style-name="L10">
      <style:paragraph-properties fo:text-align="justify" style:justify-single-word="false"/>
      <style:text-properties fo:font-weight="normal" officeooo:rsid="003e818b" officeooo:paragraph-rsid="003e818b" style:font-weight-asian="normal" style:font-weight-complex="normal"/>
    </style:style>
    <style:style style:name="P67" style:family="paragraph" style:parent-style-name="Standard" style:list-style-name="L11">
      <style:paragraph-properties fo:text-align="justify" style:justify-single-word="false"/>
      <style:text-properties fo:font-weight="normal" officeooo:rsid="003e818b" officeooo:paragraph-rsid="00402f24" style:font-weight-asian="normal" style:font-weight-complex="normal"/>
    </style:style>
    <style:style style:name="P68" style:family="paragraph" style:parent-style-name="Standard" style:list-style-name="L10">
      <style:paragraph-properties fo:text-align="justify" style:justify-single-word="false"/>
      <style:text-properties fo:font-weight="normal" officeooo:rsid="0039287d" officeooo:paragraph-rsid="0039287d" style:font-weight-asian="normal" style:font-weight-complex="normal"/>
    </style:style>
    <style:style style:name="P69" style:family="paragraph" style:parent-style-name="Standard" style:list-style-name="L10">
      <style:paragraph-properties fo:text-align="justify" style:justify-single-word="false"/>
      <style:text-properties fo:font-weight="normal" officeooo:rsid="0039ebeb" officeooo:paragraph-rsid="0039ebeb" style:font-weight-asian="normal" style:font-weight-complex="normal"/>
    </style:style>
    <style:style style:name="P70" style:family="paragraph" style:parent-style-name="Standard" style:list-style-name="L10">
      <style:paragraph-properties fo:text-align="justify" style:justify-single-word="false"/>
      <style:text-properties fo:font-weight="normal" officeooo:rsid="003a73bb" officeooo:paragraph-rsid="003a73bb" style:font-weight-asian="normal" style:font-weight-complex="normal"/>
    </style:style>
    <style:style style:name="P71" style:family="paragraph" style:parent-style-name="Standard" style:list-style-name="L11">
      <style:paragraph-properties fo:text-align="justify" style:justify-single-word="false"/>
      <style:text-properties fo:font-weight="normal" officeooo:rsid="0043bc52" officeooo:paragraph-rsid="0043bc52" style:font-weight-asian="normal" style:font-weight-complex="normal"/>
    </style:style>
    <style:style style:name="P72" style:family="paragraph" style:parent-style-name="Standard" style:list-style-name="L11">
      <style:paragraph-properties fo:text-align="justify" style:justify-single-word="false"/>
      <style:text-properties fo:font-weight="normal" officeooo:rsid="00468f5f" officeooo:paragraph-rsid="00468f5f" style:font-weight-asian="normal" style:font-weight-complex="normal"/>
    </style:style>
    <style:style style:name="P73" style:family="paragraph" style:parent-style-name="Standard" style:list-style-name="L11">
      <style:paragraph-properties fo:text-align="justify" style:justify-single-word="false"/>
      <style:text-properties fo:font-weight="normal" officeooo:rsid="00468f5f" officeooo:paragraph-rsid="007830ca" style:font-weight-asian="normal" style:font-weight-complex="normal"/>
    </style:style>
    <style:style style:name="P74" style:family="paragraph" style:parent-style-name="Standard" style:list-style-name="L11">
      <style:paragraph-properties fo:text-align="justify" style:justify-single-word="false"/>
      <style:text-properties fo:font-weight="normal" officeooo:rsid="00481d39" officeooo:paragraph-rsid="00481d39" style:font-weight-asian="normal" style:font-weight-complex="normal"/>
    </style:style>
    <style:style style:name="P75" style:family="paragraph" style:parent-style-name="Standard" style:list-style-name="L11">
      <style:paragraph-properties fo:text-align="justify" style:justify-single-word="false"/>
      <style:text-properties fo:font-weight="normal" officeooo:rsid="004cfe80" officeooo:paragraph-rsid="007830ca" style:font-weight-asian="normal" style:font-weight-complex="normal"/>
    </style:style>
    <style:style style:name="P76" style:family="paragraph" style:parent-style-name="Standard" style:list-style-name="L11">
      <style:paragraph-properties fo:text-align="justify" style:justify-single-word="false"/>
      <style:text-properties fo:font-weight="normal" officeooo:rsid="004d3dc1" officeooo:paragraph-rsid="007531b4"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04d3dc1" officeooo:paragraph-rsid="004d3dc1" style:font-weight-asian="normal" style:font-weight-complex="normal"/>
    </style:style>
    <style:style style:name="P78" style:family="paragraph" style:parent-style-name="Standard" style:list-style-name="L11">
      <style:paragraph-properties fo:text-align="justify" style:justify-single-word="false"/>
      <style:text-properties officeooo:rsid="002ee817" officeooo:paragraph-rsid="0030c451"/>
    </style:style>
    <style:style style:name="P79" style:family="paragraph" style:parent-style-name="Standard">
      <style:paragraph-properties fo:text-align="center" style:justify-single-word="false"/>
    </style:style>
    <style:style style:name="P80" style:family="paragraph" style:parent-style-name="Standard" style:list-style-name="L13">
      <style:text-properties officeooo:rsid="007c472e" officeooo:paragraph-rsid="007c472e"/>
    </style:style>
    <style:style style:name="P81" style:family="paragraph" style:parent-style-name="Standard" style:list-style-name="L13">
      <style:text-properties officeooo:paragraph-rsid="007c472e"/>
    </style:style>
    <style:style style:name="P82" style:family="paragraph" style:parent-style-name="Standard" style:list-style-name="L13">
      <style:text-properties officeooo:rsid="007cc3e4" officeooo:paragraph-rsid="007cc3e4"/>
    </style:style>
    <style:style style:name="P83" style:family="paragraph" style:parent-style-name="Standard" style:list-style-name="L14">
      <style:text-properties officeooo:rsid="007f548b" officeooo:paragraph-rsid="007f548b"/>
    </style:style>
    <style:style style:name="P84" style:family="paragraph" style:parent-style-name="Standard">
      <style:paragraph-properties fo:text-align="justify" style:justify-single-word="false"/>
      <style:text-properties style:font-name-complex="Calibri1"/>
    </style:style>
    <style:style style:name="P85" style:family="paragraph" style:parent-style-name="Standard" style:list-style-name="L12">
      <style:paragraph-properties fo:text-align="justify" style:justify-single-word="false"/>
      <style:text-properties officeooo:rsid="008567a6" officeooo:paragraph-rsid="008567a6"/>
    </style:style>
    <style:style style:name="P86" style:family="paragraph" style:parent-style-name="Standard" style:list-style-name="L14">
      <style:text-properties officeooo:rsid="0086b958" officeooo:paragraph-rsid="0086b958"/>
    </style:style>
    <style:style style:name="T1" style:family="text">
      <style:text-properties officeooo:rsid="001c8119"/>
    </style:style>
    <style:style style:name="T2" style:family="text">
      <style:text-properties fo:font-weight="bold" style:font-weight-asian="bold" style:font-weight-complex="bold"/>
    </style:style>
    <style:style style:name="T3" style:family="text">
      <style:text-properties fo:font-weight="bold" officeooo:rsid="001c8119" style:font-weight-asian="bold" style:font-weight-complex="bold"/>
    </style:style>
    <style:style style:name="T4" style:family="text">
      <style:text-properties fo:font-weight="bold" officeooo:rsid="001e7527" style:font-weight-asian="bold" style:font-weight-complex="bold"/>
    </style:style>
    <style:style style:name="T5" style:family="text">
      <style:text-properties fo:font-weight="bold" officeooo:rsid="002af542" style:font-weight-asian="bold" style:font-weight-complex="bold"/>
    </style:style>
    <style:style style:name="T6" style:family="text">
      <style:text-properties fo:font-weight="bold" officeooo:rsid="002b22be" style:font-weight-asian="bold" style:font-weight-complex="bold"/>
    </style:style>
    <style:style style:name="T7" style:family="text">
      <style:text-properties fo:font-weight="bold" officeooo:rsid="002b36ee" style:font-weight-asian="bold" style:font-weight-complex="bold"/>
    </style:style>
    <style:style style:name="T8" style:family="text">
      <style:text-properties fo:font-weight="bold" officeooo:rsid="0039ebeb" style:font-weight-asian="bold" style:font-weight-complex="bold"/>
    </style:style>
    <style:style style:name="T9" style:family="text">
      <style:text-properties fo:font-weight="bold" officeooo:rsid="0030c451" style:font-weight-asian="bold" style:font-weight-complex="bold"/>
    </style:style>
    <style:style style:name="T10" style:family="text">
      <style:text-properties fo:font-weight="bold" officeooo:rsid="0055a4a2"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e7527" style:font-weight-asian="normal" style:font-weight-complex="normal"/>
    </style:style>
    <style:style style:name="T13" style:family="text">
      <style:text-properties fo:font-weight="normal" officeooo:rsid="001efe06" style:font-weight-asian="normal" style:font-weight-complex="normal"/>
    </style:style>
    <style:style style:name="T14" style:family="text">
      <style:text-properties fo:font-weight="normal" officeooo:rsid="001fc864" style:font-weight-asian="normal" style:font-weight-complex="normal"/>
    </style:style>
    <style:style style:name="T15" style:family="text">
      <style:text-properties fo:font-weight="normal" officeooo:rsid="002af542" style:font-weight-asian="normal" style:font-weight-complex="normal"/>
    </style:style>
    <style:style style:name="T16" style:family="text">
      <style:text-properties fo:font-weight="normal" officeooo:rsid="002b22be" style:font-weight-asian="normal" style:font-weight-complex="normal"/>
    </style:style>
    <style:style style:name="T17" style:family="text">
      <style:text-properties fo:font-weight="normal" officeooo:rsid="002b36ee" style:font-weight-asian="normal" style:font-weight-complex="normal"/>
    </style:style>
    <style:style style:name="T18" style:family="text">
      <style:text-properties fo:font-weight="normal" officeooo:rsid="000e29cb" style:font-weight-asian="normal" style:font-weight-complex="normal"/>
    </style:style>
    <style:style style:name="T19" style:family="text">
      <style:text-properties fo:font-weight="normal" officeooo:rsid="0011dff1" style:font-weight-asian="normal" style:font-weight-complex="normal"/>
    </style:style>
    <style:style style:name="T20" style:family="text">
      <style:text-properties fo:font-weight="normal" officeooo:rsid="001770db" style:font-weight-asian="normal" style:font-weight-complex="normal"/>
    </style:style>
    <style:style style:name="T21" style:family="text">
      <style:text-properties fo:font-weight="normal" officeooo:rsid="0039ebeb" style:font-weight-asian="normal" style:font-weight-complex="normal"/>
    </style:style>
    <style:style style:name="T22" style:family="text">
      <style:text-properties fo:font-weight="normal" officeooo:rsid="004d3dc1" style:font-weight-asian="normal" style:font-weight-complex="normal"/>
    </style:style>
    <style:style style:name="T23" style:family="text">
      <style:text-properties fo:font-weight="normal" officeooo:rsid="0053125b" style:font-weight-asian="normal" style:font-weight-complex="normal"/>
    </style:style>
    <style:style style:name="T24" style:family="text">
      <style:text-properties fo:font-weight="normal" officeooo:rsid="00579696" style:font-weight-asian="normal" style:font-weight-complex="normal"/>
    </style:style>
    <style:style style:name="T25" style:family="text">
      <style:text-properties fo:font-weight="normal" officeooo:rsid="00468f5f" style:font-weight-asian="normal" style:font-weight-complex="normal"/>
    </style:style>
    <style:style style:name="T26" style:family="text">
      <style:text-properties fo:font-weight="normal" officeooo:rsid="005d6d9e" style:font-weight-asian="normal" style:font-weight-complex="normal"/>
    </style:style>
    <style:style style:name="T27" style:family="text">
      <style:text-properties fo:font-weight="normal" officeooo:rsid="004cfe80" style:font-weight-asian="normal" style:font-weight-complex="normal"/>
    </style:style>
    <style:style style:name="T28" style:family="text">
      <style:text-properties fo:font-weight="normal" officeooo:rsid="005f4a62" style:font-weight-asian="normal" style:font-weight-complex="normal"/>
    </style:style>
    <style:style style:name="T29" style:family="text">
      <style:text-properties fo:font-weight="normal" officeooo:rsid="005fdda2" style:font-weight-asian="normal" style:font-weight-complex="normal"/>
    </style:style>
    <style:style style:name="T30" style:family="text">
      <style:text-properties fo:font-weight="normal" officeooo:rsid="0060f6b8" style:font-weight-asian="normal" style:font-weight-complex="normal"/>
    </style:style>
    <style:style style:name="T31" style:family="text">
      <style:text-properties officeooo:rsid="001d63de"/>
    </style:style>
    <style:style style:name="T32" style:family="text">
      <style:text-properties officeooo:rsid="001e7527"/>
    </style:style>
    <style:style style:name="T33" style:family="text">
      <style:text-properties style:font-name="sans-serif" fo:font-size="11.25pt"/>
    </style:style>
    <style:style style:name="T34" style:family="text">
      <style:text-properties style:font-name="sans-serif" fo:font-size="11.25pt" fo:font-weight="bold" officeooo:rsid="001c66ba" style:font-weight-asian="bold" style:font-weight-complex="bold"/>
    </style:style>
    <style:style style:name="T35" style:family="text">
      <style:text-properties style:font-name="sans-serif" fo:font-size="11.25pt" fo:font-weight="bold" officeooo:rsid="0055a4a2" style:font-weight-asian="bold" style:font-weight-complex="bold"/>
    </style:style>
    <style:style style:name="T36" style:family="text">
      <style:text-properties style:font-name="sans-serif" fo:font-size="11.25pt" fo:font-weight="bold" officeooo:rsid="0056ca1e" style:font-weight-asian="bold" style:font-weight-complex="bold"/>
    </style:style>
    <style:style style:name="T37" style:family="text">
      <style:text-properties style:font-name="sans-serif" fo:font-size="11.25pt" fo:font-weight="normal" style:font-weight-asian="normal" style:font-weight-complex="normal"/>
    </style:style>
    <style:style style:name="T38" style:family="text">
      <style:text-properties style:font-name="sans-serif" fo:font-size="11.25pt" fo:font-weight="normal" officeooo:rsid="001e7527" style:font-weight-asian="normal" style:font-weight-complex="normal"/>
    </style:style>
    <style:style style:name="T39" style:family="text">
      <style:text-properties style:font-name="sans-serif" fo:font-size="11.25pt" fo:font-weight="normal" officeooo:rsid="001efe06" style:font-weight-asian="normal" style:font-weight-complex="normal"/>
    </style:style>
    <style:style style:name="T40" style:family="text">
      <style:text-properties style:font-name="sans-serif" fo:font-size="11.25pt" fo:font-weight="normal" officeooo:rsid="003a73bb" style:font-weight-asian="normal" style:font-weight-complex="normal"/>
    </style:style>
    <style:style style:name="T41" style:family="text">
      <style:text-properties style:font-name="sans-serif" fo:font-size="11.25pt" fo:font-weight="normal" officeooo:rsid="0053125b" style:font-weight-asian="normal" style:font-weight-complex="normal"/>
    </style:style>
    <style:style style:name="T42" style:family="text">
      <style:text-properties style:font-name="sans-serif" fo:font-size="11.25pt" fo:font-weight="normal" officeooo:rsid="0056ca1e" style:font-weight-asian="normal" style:font-weight-complex="normal"/>
    </style:style>
    <style:style style:name="T43" style:family="text">
      <style:text-properties style:font-name="sans-serif" fo:font-size="11.25pt" fo:font-weight="normal" officeooo:rsid="00572c97" style:font-weight-asian="normal" style:font-weight-complex="normal"/>
    </style:style>
    <style:style style:name="T44" style:family="text">
      <style:text-properties style:font-name="sans-serif" fo:font-size="11.25pt" officeooo:rsid="001c66ba"/>
    </style:style>
    <style:style style:name="T45" style:family="text">
      <style:text-properties style:font-name="sans-serif" fo:font-size="11.25pt" officeooo:rsid="001770db"/>
    </style:style>
    <style:style style:name="T46" style:family="text">
      <style:text-properties style:font-name="sans-serif" fo:font-size="11.25pt" officeooo:rsid="00193017"/>
    </style:style>
    <style:style style:name="T47" style:family="text">
      <style:text-properties officeooo:rsid="0022ea32"/>
    </style:style>
    <style:style style:name="T48" style:family="text">
      <style:text-properties officeooo:rsid="00244107"/>
    </style:style>
    <style:style style:name="T49" style:family="text">
      <style:text-properties fo:language="it" fo:country="IT"/>
    </style:style>
    <style:style style:name="T50" style:family="text">
      <style:text-properties fo:language="it" fo:country="IT" officeooo:rsid="00244107"/>
    </style:style>
    <style:style style:name="T51" style:family="text">
      <style:text-properties fo:language="it" fo:country="IT" officeooo:rsid="0024493e"/>
    </style:style>
    <style:style style:name="T52" style:family="text">
      <style:text-properties officeooo:rsid="000a0bbb"/>
    </style:style>
    <style:style style:name="T53" style:family="text">
      <style:text-properties officeooo:rsid="000a62a4"/>
    </style:style>
    <style:style style:name="T54" style:family="text">
      <style:text-properties officeooo:rsid="001b474f"/>
    </style:style>
    <style:style style:name="T55" style:family="text">
      <style:text-properties officeooo:rsid="001cae20"/>
    </style:style>
    <style:style style:name="T56" style:family="text">
      <style:text-properties officeooo:rsid="0028edd5"/>
    </style:style>
    <style:style style:name="T57" style:family="text">
      <style:text-properties officeooo:rsid="002af542"/>
    </style:style>
    <style:style style:name="T58" style:family="text">
      <style:text-properties officeooo:rsid="002b36ee"/>
    </style:style>
    <style:style style:name="T59" style:family="text">
      <style:text-properties officeooo:rsid="0030c451"/>
    </style:style>
    <style:style style:name="T60" style:family="text">
      <style:text-properties officeooo:rsid="0039287d"/>
    </style:style>
    <style:style style:name="T61" style:family="text">
      <style:text-properties officeooo:rsid="0039ebeb"/>
    </style:style>
    <style:style style:name="T62" style:family="text">
      <style:text-properties officeooo:rsid="003a73bb"/>
    </style:style>
    <style:style style:name="T63" style:family="text">
      <style:text-properties officeooo:rsid="003cb47c"/>
    </style:style>
    <style:style style:name="T64" style:family="text">
      <style:text-properties officeooo:rsid="00402f24"/>
    </style:style>
    <style:style style:name="T65" style:family="text">
      <style:text-properties officeooo:rsid="004496a2"/>
    </style:style>
    <style:style style:name="T66" style:family="text">
      <style:text-properties officeooo:rsid="0049e894"/>
    </style:style>
    <style:style style:name="T67" style:family="text">
      <style:text-properties officeooo:rsid="0053125b"/>
    </style:style>
    <style:style style:name="T68" style:family="text">
      <style:text-properties officeooo:rsid="0055a4a2"/>
    </style:style>
    <style:style style:name="T69" style:family="text">
      <style:text-properties officeooo:rsid="0057a0ba"/>
    </style:style>
    <style:style style:name="T70" style:family="text">
      <style:text-properties officeooo:rsid="005a0ecf"/>
    </style:style>
    <style:style style:name="T71" style:family="text">
      <style:text-properties officeooo:rsid="005d3a88"/>
    </style:style>
    <style:style style:name="T72" style:family="text">
      <style:text-properties officeooo:rsid="005d6d9e"/>
    </style:style>
    <style:style style:name="T73" style:family="text">
      <style:text-properties officeooo:rsid="0060d975"/>
    </style:style>
    <style:style style:name="T74" style:family="text">
      <style:text-properties officeooo:rsid="006200a5"/>
    </style:style>
    <style:style style:name="T75" style:family="text">
      <style:text-properties officeooo:rsid="0065c391"/>
    </style:style>
    <style:style style:name="T76" style:family="text">
      <style:text-properties officeooo:rsid="006d68ce"/>
    </style:style>
    <style:style style:name="T77" style:family="text">
      <style:text-properties officeooo:rsid="006dcb79"/>
    </style:style>
    <style:style style:name="T78" style:family="text">
      <style:text-properties officeooo:rsid="006fac30"/>
    </style:style>
    <style:style style:name="T79" style:family="text">
      <style:text-properties officeooo:rsid="0075034b"/>
    </style:style>
    <style:style style:name="T80" style:family="text">
      <style:text-properties officeooo:rsid="007531b4"/>
    </style:style>
    <style:style style:name="T81" style:family="text">
      <style:text-properties officeooo:rsid="0076716d"/>
    </style:style>
    <style:style style:name="T82" style:family="text">
      <style:text-properties officeooo:rsid="0076e787"/>
    </style:style>
    <style:style style:name="T83" style:family="text">
      <style:text-properties officeooo:rsid="0077ee43"/>
    </style:style>
    <style:style style:name="T84" style:family="text">
      <style:text-properties officeooo:rsid="006a5f80"/>
    </style:style>
    <style:style style:name="T85" style:family="text">
      <style:text-properties officeooo:rsid="0078ce38"/>
    </style:style>
    <style:style style:name="T86" style:family="text">
      <style:text-properties officeooo:rsid="007c12f0"/>
    </style:style>
    <style:style style:name="T87" style:family="text">
      <style:text-properties officeooo:rsid="007f548b"/>
    </style:style>
    <style:style style:name="T88" style:family="text">
      <style:text-properties officeooo:rsid="006a778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istema di voto e scrutinio elettronico</text:p>
      <text:p text:style-name="P13">Specifica dei Requisiti</text:p>
      <text:p text:style-name="P12">Tommaso Romanò – <text:span text:style-name="T56">941796 </text:span><text:span text:style-name="T85">&amp; </text:span><text:span text:style-name="T84">Luca Rompani - 950205</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Indice</text:p>
          </text:index-title>
          <text:p text:style-name="P14"><text:a xlink:type="simple" xlink:href="#__RefHeading___Toc1244_422854579" text:style-name="Index_20_Link" text:visited-style-name="Index_20_Link">1 Introduzione<text:tab/>1</text:a></text:p>
          <text:p text:style-name="P15"><text:a xlink:type="simple" xlink:href="#__RefHeading___Toc1246_422854579" text:style-name="Index_20_Link" text:visited-style-name="Index_20_Link">1.1 Obiettivi<text:tab/>1</text:a></text:p>
          <text:p text:style-name="P15"><text:a xlink:type="simple" xlink:href="#__RefHeading___Toc1248_422854579" text:style-name="Index_20_Link" text:visited-style-name="Index_20_Link">1.2 Destinatari<text:tab/>1</text:a></text:p>
          <text:p text:style-name="P15"><text:a xlink:type="simple" xlink:href="#__RefHeading___Toc1250_422854579" text:style-name="Index_20_Link" text:visited-style-name="Index_20_Link">1.3 Scopo del sistema<text:tab/>2</text:a></text:p>
          <text:p text:style-name="P15"><text:a xlink:type="simple" xlink:href="#__RefHeading___Toc1252_422854579" text:style-name="Index_20_Link" text:visited-style-name="Index_20_Link">1.4 Glossario (definizioni, acronimi e abbreviazioni)<text:tab/>2</text:a></text:p>
          <text:p text:style-name="P14"><text:a xlink:type="simple" xlink:href="#__RefHeading___Toc1254_422854579" text:style-name="Index_20_Link" text:visited-style-name="Index_20_Link">2 Specifica dei requisiti<text:tab/>3</text:a></text:p>
          <text:p text:style-name="P15"><text:a xlink:type="simple" xlink:href="#__RefHeading___Toc1256_422854579" text:style-name="Index_20_Link" text:visited-style-name="Index_20_Link">2.1 Requisiti funzionali<text:tab/>3</text:a></text:p>
          <text:p text:style-name="P16"><text:a xlink:type="simple" xlink:href="#__RefHeading___Toc1258_422854579" text:style-name="Index_20_Link" text:visited-style-name="Index_20_Link">2.1.1 Funzioni per elettore<text:tab/>3</text:a></text:p>
          <text:p text:style-name="P16"><text:a xlink:type="simple" xlink:href="#__RefHeading___Toc1260_422854579" text:style-name="Index_20_Link" text:visited-style-name="Index_20_Link">2.1.2 Funzioni per gestore<text:tab/>4</text:a></text:p>
          <text:p text:style-name="P15"><text:a xlink:type="simple" xlink:href="#__RefHeading___Toc1262_422854579" text:style-name="Index_20_Link" text:visited-style-name="Index_20_Link">2.2 Requisiti non funzionali<text:tab/>6</text:a></text:p>
          <text:p text:style-name="P16"><text:a xlink:type="simple" xlink:href="#__RefHeading___Toc1264_422854579" text:style-name="Index_20_Link" text:visited-style-name="Index_20_Link">2.2.1 Requisiti di prodotto<text:tab/>6</text:a></text:p>
          <text:p text:style-name="P17"><text:a xlink:type="simple" xlink:href="#__RefHeading___Toc1266_422854579" text:style-name="Index_20_Link" text:visited-style-name="Index_20_Link">2.2.1.1 Requisiti di usabilità<text:tab/>6</text:a></text:p>
          <text:p text:style-name="P17"><text:a xlink:type="simple" xlink:href="#__RefHeading___Toc1268_422854579" text:style-name="Index_20_Link" text:visited-style-name="Index_20_Link">2.2.1.2 Requisiti di sicurezza<text:tab/>6</text:a></text:p>
          <text:p text:style-name="P16"><text:a xlink:type="simple" xlink:href="#__RefHeading___Toc1270_422854579" text:style-name="Index_20_Link" text:visited-style-name="Index_20_Link">2.2.2 Requisiti esterni<text:tab/>6</text:a></text:p>
        </text:index-body>
      </text:table-of-content>
      <text:p text:style-name="P4"/>
      <text:h text:style-name="Heading_20_1" text:outline-level="1"><text:bookmark-start text:name="__RefHeading___Toc1244_422854579"/>Introduzione<text:bookmark-end text:name="__RefHeading___Toc1244_422854579"/></text:h>
      <text:p text:style-name="P5"/>
      <text:h text:style-name="P22" text:outline-level="2"><text:bookmark-start text:name="__RefHeading___Toc1246_422854579"/>Obiettivi<text:bookmark-end text:name="__RefHeading___Toc1246_422854579"/></text:h>
      <text:p text:style-name="P6"><text:span text:style-name="T47">Il sistema di voto e scrutinio elettronico ha l’obbiettivo </text:span><text:span text:style-name="T48">di</text:span><text:span text:style-name="T47"> aiutare il cittadino ad esercitare </text:span><text:span text:style-name="T48">facilmente </text:span><text:span text:style-name="T47">il diritto di voto </text:span><text:span text:style-name="T48">in ogni sua modalità</text:span><text:span text:style-name="T47">, e </text:span><text:span text:style-name="T48">di agevolare </text:span><text:span text:style-name="T47">ai gestori </text:span><text:span text:style-name="T48">del sistema le operazioni di direzione delle sessioni di voto. </text:span><text:span text:style-name="T50">Il seguente</text:span><text:span text:style-name="T49"> documento fornisce le funzionalità da implementare, le proprietà di progettazione che deve soddisfare, e consigli </text:span><text:span text:style-name="T51">utili </text:span><text:span text:style-name="T49">per aiutar</text:span><text:span text:style-name="T50">e </text:span><text:span text:style-name="T51">tutte le parti coinvolte a capire il prodotto dandone una visione completa e condivisa. Infine definisce univocamente la qualità, performance e sicurezza che il sistema deve avere</text:span>.</text:p>
      <text:p text:style-name="P5"/>
      <text:h text:style-name="P23" text:outline-level="2"><text:bookmark-start text:name="__RefHeading___Toc1248_422854579"/>Destinatari <text:bookmark-end text:name="__RefHeading___Toc1248_422854579"/></text:h>
      <text:p text:style-name="P3">Questo documento è rivolto a due <text:span text:style-name="T57">tipologie</text:span> di <text:span text:style-name="T57">utilizzatori e lettori</text:span>:</text:p>
      <text:list xml:id="list1411685793" text:style-name="L1">
        <text:list-item>
          <text:p text:style-name="P28"><text:span text:style-name="T15">L’</text:span><text:span text:style-name="T5">utente </text:span><text:span text:style-name="T15">è colui che utilizza il sistema e può essere suddiviso in due categorie: </text:span></text:p>
          <text:list>
            <text:list-item>
              <text:p text:style-name="P28"><text:span text:style-name="T15">L’</text:span><text:span text:style-name="T5">elettore</text:span><text:span text:style-name="T15"> è un cittadino abilitato a votare dal proprio ente governativo. Utilizza il sistema per esprimere a distanza il proprio diritto di voto dopo la fase di identificazione </text:span><text:soft-page-break/><text:span text:style-name="T15">avvenuta secondo le norme vigenti. </text:span><text:span text:style-name="T16">Il sistema deve pertanto essere sviluppato in modo tale da garantire un facile utilizzo per garantire accessibilità a tutti gli elettori.</text:span></text:p>
            </text:list-item>
            <text:list-item>
              <text:p text:style-name="P40"><text:span text:style-name="T11">L’</text:span><text:span text:style-name="T2">impiegato </text:span><text:span text:style-name="T11">o </text:span><text:span text:style-name="T2">gestore del sistema </text:span><text:span text:style-name="T11">è </text:span><text:span text:style-name="T16">colui che possiede le autorizzazioni necessarie per poter usare il sistema per configurare una sessione di voto e visualizzare l’esito del voto. I’impiegato deve avere la formazione necessaria ad utilizzare il sistema in tutte le sue fasi.</text:span></text:p>
            </text:list-item>
          </text:list>
        </text:list-item>
        <text:list-item>
          <text:p text:style-name="P29"><text:span text:style-name="T16">Il </text:span><text:span text:style-name="T6">personale informatico </text:span><text:span text:style-name="T16">è responsabile dell’istallazione e della manutenzione del sistema. Deve usare questo documento per </text:span><text:span text:style-name="T17">seguire</text:span><text:span text:style-name="T16"> i requisiti </text:span><text:span text:style-name="T17">necessari a garantire qualità, performance e sicurezza al sistema. </text:span></text:p>
        </text:list-item>
      </text:list>
      <text:p text:style-name="P5"/>
      <text:h text:style-name="P22" text:outline-level="2"><text:bookmark-start text:name="__RefHeading___Toc1250_422854579"/>Scopo del sistema<text:bookmark-end text:name="__RefHeading___Toc1250_422854579"/></text:h>
      <text:p text:style-name="P2">Lo scopo del sistema è quello di permettere ai suoi utenti di votare e di individuare il vincitore alla fine della votazione.</text:p>
      <text:p text:style-name="P7"><text:span text:style-name="T52">Il sistema permette di votare, scegliendo tra i candidati presenti in una scheda, secondo diverse modalità: </text:span><text:span text:style-name="T53">voto categorico, voto ordinale, voto categorico con preferenze e referendum.</text:span></text:p>
      <text:p text:style-name="P9">Il sistema permette inoltre (quando le votazioni sono terminate) di selezionare il vincitore, operazione anch’essa fatta in diverse modalità: maggioranza, maggioranza assoluta, referendum senza quorum, referendum con quorum.</text:p>
      <text:p text:style-name="P5"/>
      <text:h text:style-name="P22" text:outline-level="2"><text:bookmark-start text:name="__RefHeading___Toc1252_422854579"/>Glossario (definizioni, acronimi e abbreviazioni)<text:bookmark-end text:name="__RefHeading___Toc1252_422854579"/></text:h>
      <text:p text:style-name="P1">Questo documento utilizza costantemente i seguenti termini per indicare requisiti e raccomandazioni:</text:p>
      <text:list xml:id="list4205235300" text:style-name="L2">
        <text:list-item>
          <text:p text:style-name="P41"><text:span text:style-name="T3">DEVE</text:span><text:span text:style-name="T1">: indica</text:span> requisit<text:span text:style-name="T1">i obbligatori.</text:span></text:p>
        </text:list-item>
        <text:list-item>
          <text:p text:style-name="P42"><text:span text:style-name="T2">DOVREBBE</text:span>: indica requisiti opzionali.</text:p>
        </text:list-item>
      </text:list>
      <text:p text:style-name="P1">Questo documento utilizza costantemente i seguenti termini per indicare <text:span text:style-name="T32">e distinguere</text:span> <text:span text:style-name="T58">le tipologie di </text:span><text:span text:style-name="T7">utente</text:span><text:span text:style-name="T58"> che usano il sistema</text:span><text:span text:style-name="T32">:</text:span></text:p>
      <text:list xml:id="list301213606" text:style-name="L3">
        <text:list-item>
          <text:p text:style-name="P43"><text:span text:style-name="T68">E</text:span>lettore<text:span text:style-name="T11">: </text:span><text:span text:style-name="T14">tipo di </text:span><text:span text:style-name="T13">utente che DEVE </text:span><text:span text:style-name="T14">poter votare.</text:span></text:p>
        </text:list-item>
        <text:list-item>
          <text:p text:style-name="P30"><text:span text:style-name="T10">Scrutinatore, </text:span><text:span text:style-name="T4">impiegato</text:span><text:span text:style-name="T12"> o </text:span><text:span text:style-name="T4">gestore</text:span><text:span text:style-name="T12">: </text:span><text:span text:style-name="T14">tipo di utente </text:span><text:span text:style-name="T37">che </text:span><text:span text:style-name="T39">DEVE</text:span><text:span text:style-name="T37"> poter configurare una sessione di voto, specificando l</text:span><text:span text:style-name="T38">e </text:span><text:span text:style-name="T37">modalità di voto e di calcolo del vincitore, inserire le liste dei candidati, far</text:span><text:span text:style-name="T11"> </text:span><text:span text:style-name="T37">partire la fase di scrutinio</text:span><text:span text:style-name="T11"> </text:span><text:span text:style-name="T37">e visualizzare l’esito del voto.</text:span><text:span text:style-name="T11"> </text:span></text:p>
        </text:list-item>
      </text:list>
      <text:p text:style-name="P1">Questo documento utilizza costantemente i seguenti termini per indicare <text:span text:style-name="T1">le modalità di voto supportate dal </text:span><text:span text:style-name="T31">sistema:</text:span></text:p>
      <text:list xml:id="list3395160154" text:style-name="L4">
        <text:list-item>
          <text:p text:style-name="P44"><text:span text:style-name="T68">V</text:span>oto ordinale<text:span text:style-name="T11">: </text:span><text:span text:style-name="T18">indica una seconda tipologia di voto per cui all’elettore è richiesto di ordinare i candidati, gruppi o partiti presenti nella scheda in base alle proprie preferenze (dal più al meno preferito).</text:span></text:p>
        </text:list-item>
        <text:list-item>
          <text:p text:style-name="P45"><text:span text:style-name="T68">V</text:span>oto categorico<text:span text:style-name="T18">: indica una delle tipologie di voto permesse dal sistema secondo cui l’elettore inserisce una preferenza per un candidato (o gruppo/partito).</text:span></text:p>
        </text:list-item>
        <text:list-item>
          <text:p text:style-name="P45"><text:span text:style-name="T68">V</text:span>oto categorico con preferenze<text:span text:style-name="T11">:</text:span><text:span text:style-name="T19"> </text:span><text:span text:style-name="T20">è la terza tipologia di voto con la quale </text:span><text:span text:style-name="T19">l’elettore inserisce una preferenza per un gruppo o partito e ha la possibilità di indicare una o più preferenze tra i candidati del gruppo o partito selezionato (niente voto disgiunto).</text:span></text:p>
        </text:list-item>
        <text:list-item>
          <text:p text:style-name="P46"><text:soft-page-break/><text:span text:style-name="T68">R</text:span><text:span text:style-name="T58">eferendum</text:span><text:span text:style-name="T11">: </text:span><text:span text:style-name="T20">l’ultimo tipo di voto che </text:span><text:span text:style-name="T11">consiste in una domanda fatta all’elettorato con la quale si chiede se si sia favorevoli o contrari a un determinato quesito.</text:span></text:p>
        </text:list-item>
      </text:list>
      <text:p text:style-name="P1">Questo documento utilizza costantemente i seguenti termini per indicare <text:span text:style-name="T32">i </text:span>possibili modi per definire il vincitore della procedura di voto:</text:p>
      <text:list xml:id="list3470404400" text:style-name="L5">
        <text:list-item>
          <text:p text:style-name="P31"><text:span text:style-name="T35">M</text:span><text:span text:style-name="T34">aggioranza</text:span><text:span text:style-name="T44">: </text:span><text:span text:style-name="T45">è una delle tipologie che permettono di definire il vincitore della votazione </text:span><text:span text:style-name="T46">come il candidato che ha ricevuto il maggior numero di voti.</text:span></text:p>
        </text:list-item>
      </text:list>
      <text:list xml:id="list3821525916" text:style-name="L6">
        <text:list-item>
          <text:p text:style-name="P32"><text:span text:style-name="T10">M</text:span><text:span text:style-name="T7">aggioranza assoluta</text:span><text:span text:style-name="T54">: in questa tipologia di elezione il vincitore è il candidato che ha ottenuto la maggioranza assoluta </text:span>dei voti, cioè il 50% + 1 dei voti espressi.</text:p>
        </text:list-item>
        <text:list-item>
          <text:p text:style-name="P61"><text:span text:style-name="T10">R</text:span><text:span text:style-name="T7">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32"><text:span text:style-name="T10">R</text:span><text:span text:style-name="T7">eferendum con quorum</text:span><text:span text:style-name="T55">: è l’uli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10">Infine si useranno anche i seguenti termini:</text:p>
      <text:list xml:id="list1429859650" text:style-name="L7">
        <text:list-item>
          <text:p text:style-name="P47"><text:span text:style-name="T68">S</text:span>cheda<text:span text:style-name="T1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49">Scheda bianca: <text:span text:style-name="T11">indica una scheda per cui non è stata espressa preferenza di alcun tipo: l’elettore esprime così la sua astensione accettando indirettamente la scelta del resto dei voti </text:span><text:span text:style-name="T24">(Entrerà nel conto delle votazioni valide ma non influirà sulle preferenze)</text:span><text:span text:style-name="T11">.</text:span></text:p>
        </text:list-item>
        <text:list-item>
          <text:p text:style-name="P50">Scheda nulla: <text:span text:style-name="T11">indica una scheda non valida: l’elettore può così scegliere di astenersi da una votazione senza però inserire la sua scheda tra quelle valide.</text:span></text:p>
        </text:list-item>
      </text:list>
      <text:list xml:id="list523832725" text:style-name="L8">
        <text:list-item>
          <text:p text:style-name="P48"><text:span text:style-name="T68">S</text:span>essione di voto<text:span text:style-name="T11">: è l’insieme delle schede che devono essere votate dalgi elettori; alla chiusura della sessione non verrà più permesso ad alcun utente di votare le schede di quella sessione. </text:span><text:span text:style-name="T23">Una sessione di voto avrà una o più schede a seconda del fatto che sono presenti uno o più argomenti da votare.</text:span></text:p>
        </text:list-item>
        <text:list-item>
          <text:p text:style-name="P51">Codice gestore<text:span text:style-name="T11">: indica un codice numerico segreto personale e univoco di ogni gestore.</text:span></text:p>
        </text:list-item>
      </text:list>
      <text:p text:style-name="P5"/>
      <text:h text:style-name="P21" text:outline-level="1"><text:bookmark-start text:name="__RefHeading___Toc1254_422854579"/>Specifica dei requisiti <text:bookmark-end text:name="__RefHeading___Toc1254_422854579"/></text:h>
      <text:p text:style-name="P5"/>
      <text:h text:style-name="P22" text:outline-level="2"><text:bookmark-start text:name="__RefHeading___Toc1256_422854579"/>Requisiti funzionali<text:bookmark-end text:name="__RefHeading___Toc1256_422854579"/></text:h>
      <text:h text:style-name="P24" text:outline-level="3"><text:bookmark-start text:name="__RefHeading___Toc1258_422854579"/>Funzioni per elettore<text:bookmark-end text:name="__RefHeading___Toc1258_422854579"/></text:h>
      <text:list xml:id="list1034994722" text:style-name="L9">
        <text:list-item>
          <text:p text:style-name="P52">Identificazione</text:p>
        </text:list-item>
      </text:list>
      <text:list xml:id="list2710510193" text:style-name="L10">
        <text:list-item>
          <text:list>
            <text:list-item>
              <text:p text:style-name="P54">User Req<text:span text:style-name="T59">uirement Definition</text:span></text:p>
              <text:list>
                <text:list-item>
                  <text:p text:style-name="P62">Il sistema DEVE permettere l’accesso all’elettore chiedendo <text:span text:style-name="T63">codice fiscale, </text:span>documento di riconoscimento <text:span text:style-name="T63">(carta d’identità o passaporto) </text:span><text:span text:style-name="T64">e scheda elettorale</text:span>.</text:p>
                </text:list-item>
                <text:list-item>
                  <text:p text:style-name="P62">“<text:span text:style-name="T81">Come elettore mi aspetto che il sistema permetta di identificare la mia identità </text:span><text:span text:style-name="T82">similmente a</text:span><text:span text:style-name="T81"> come avviene in sede fisica al seggio elettorale”.</text:span></text:p>
                </text:list-item>
              </text:list>
            </text:list-item>
            <text:list-item>
              <text:p text:style-name="P54"><text:soft-page-break/>System Req<text:span text:style-name="T59">uirements Specification</text:span></text:p>
              <text:list>
                <text:list-item>
                  <text:p text:style-name="P64">Il sistema DEVE garantire l’accesso tramite codice fiscale, documento di riconoscimento <text:span text:style-name="T64">e scheda elettorale</text:span>.</text:p>
                </text:list-item>
                <text:list-item>
                  <text:p text:style-name="P66">Il sistema NON DEVE deve permettere l’accesso con <text:span text:style-name="T64">tipo di utente</text:span> divers<text:span text:style-name="T64">o</text:span> dall’elettore.</text:p>
                </text:list-item>
                <text:list-item>
                  <text:p text:style-name="P66">Il sistema NON DEVE permettere l’accesso nel caso di avvenuto voto per la corrente sessione.</text:p>
                </text:list-item>
              </text:list>
            </text:list-item>
          </text:list>
        </text:list-item>
        <text:list-item>
          <text:p text:style-name="P53">Votazione</text:p>
          <text:list>
            <text:list-item>
              <text:p text:style-name="P55">User Req<text:span text:style-name="T59">uirement Definition</text:span></text:p>
              <text:list>
                <text:list-item>
                  <text:p text:style-name="P68">il sistema DEVE permettere all’elettore di votare tramite la propria scheda secondo la modalità di voto assegn<text:span text:style-name="T61">a</text:span>ta per la corrente <text:span text:style-name="T86">scheda</text:span> di voto. <text:span text:style-name="T61">Per ognuna delle</text:span> <text:span text:style-name="T61">modalità di voto, l’utente DEVE poter:</text:span></text:p>
                  <text:list>
                    <text:list-item>
                      <text:p text:style-name="P68"><text:span text:style-name="T8">V</text:span><text:span text:style-name="T2">oto ordinale: </text:span>ordina<text:span text:style-name="T61">re</text:span> i candidati (o gruppi/partiti).</text:p>
                    </text:list-item>
                    <text:list-item>
                      <text:p text:style-name="P33"><text:span text:style-name="T8">Voto categorico: </text:span><text:span text:style-name="T21">inserire</text:span><text:span text:style-name="T8"> </text:span><text:span text:style-name="T33">una</text:span> <text:span text:style-name="T33">preferenza</text:span> <text:span text:style-name="T33">per</text:span> <text:span text:style-name="T33">un candidato (o gruppo/partito).</text:span></text:p>
                    </text:list-item>
                    <text:list-item>
                      <text:p text:style-name="P58"><text:span text:style-name="T33">Voto categorico con preferenze: </text:span><text:span text:style-name="T37">inserire una preferenza per un gruppo/partito ed indicare una o più preferenze tra i candidati del gruppo/partito selezionato (niente voto disgiunto).</text:span></text:p>
                    </text:list-item>
                    <text:list-item>
                      <text:p text:style-name="P58"><text:span text:style-name="T33">Referendum:</text:span><text:span text:style-name="T37"> esprimersi favorevoli o contrari ad un determinato quesito.</text:span></text:p>
                    </text:list-item>
                    <text:list-item>
                      <text:p text:style-name="P59"><text:span text:style-name="T33">Scheda bianca:</text:span><text:span text:style-name="T37"> votare scheda bianca.</text:span></text:p>
                    </text:list-item>
                    <text:list-item>
                      <text:p text:style-name="P34"><text:span text:style-name="T36">Scheda nulla:</text:span><text:span text:style-name="T42"> rendere la scheda nulla</text:span><text:span text:style-name="T43">.</text:span></text:p>
                    </text:list-item>
                  </text:list>
                </text:list-item>
                <text:list-item>
                  <text:p text:style-name="P35"><text:span text:style-name="T40">“</text:span><text:span text:style-name="T41">Come elettore mi aspetto che il sistema permetta anche di confermare una votazione in modo da non aver problemi in caso sbagli a selezionare il candidato”</text:span><text:span text:style-name="T40"><text:tab/></text:span></text:p>
                </text:list-item>
              </text:list>
            </text:list-item>
            <text:list-item>
              <text:p text:style-name="P55">System Req<text:span text:style-name="T59">uirements Specification</text:span></text:p>
              <text:list>
                <text:list-item>
                  <text:p text:style-name="P69">Il sistema <text:span text:style-name="T62">DEVE</text:span> implementare le diverse modalità di voto (ordinale, categorico, referendum, categorico con preferenze) <text:span text:style-name="T69">e la astensione dalla votazione (scheda nulla, scheda bianca)</text:span>.</text:p>
                </text:list-item>
                <text:list-item>
                  <text:p text:style-name="P64">Il sistema DEVE far visualizzare la scheda della corrente sessione di voto.</text:p>
                </text:list-item>
                <text:list-item>
                  <text:p text:style-name="P69">Il sistema <text:span text:style-name="T62">DEVE</text:span> permettere all’utente di votare secondo la categoria di voto specificata nella scheda <text:span text:style-name="T62">della corrente sessione di voto</text:span>.</text:p>
                </text:list-item>
                <text:list-item>
                  <text:p text:style-name="P69">Il sistema DEVE registrare il voto garantendo l’anonimato dell’elettore.</text:p>
                </text:list-item>
                <text:list-item>
                  <text:p text:style-name="P70">Il sistema DEVE garantire che avvenga una sola votazione in una sessione di voto per elettore.</text:p>
                </text:list-item>
              </text:list>
            </text:list-item>
          </text:list>
        </text:list-item>
      </text:list>
      <text:p text:style-name="P8"/>
      <text:h text:style-name="P24" text:outline-level="3"><text:bookmark-start text:name="__RefHeading___Toc1260_422854579"/>Funzioni per gestore<text:bookmark-end text:name="__RefHeading___Toc1260_422854579"/></text:h>
      <text:list xml:id="list3792703708" text:style-name="L11">
        <text:list-item>
          <text:p text:style-name="P56">Accesso</text:p>
          <text:list>
            <text:list-item>
              <text:p text:style-name="P56">User Req<text:span text:style-name="T59">uirement Definition</text:span></text:p>
              <text:list>
                <text:list-item>
                  <text:p text:style-name="P63">Il sistema DEVE permettere l’accesso <text:span text:style-name="T64">al gestore</text:span> chiedendo <text:span text:style-name="T63">codice fiscale, </text:span>documento di riconoscimento <text:span text:style-name="T63">(carta d’identità o passaporto) </text:span><text:span text:style-name="T64">e codice gestore</text:span>.</text:p>
                </text:list-item>
              </text:list>
            </text:list-item>
            <text:list-item>
              <text:p text:style-name="P56">System Req<text:span text:style-name="T59">uirements Specification</text:span></text:p>
              <text:list>
                <text:list-item>
                  <text:p text:style-name="P65"><text:soft-page-break/>Il sistema DEVE garantire l’accesso tramite codice fiscale, documento di riconoscimento <text:span text:style-name="T64">e codice gestore</text:span>.</text:p>
                </text:list-item>
                <text:list-item>
                  <text:p text:style-name="P67">Il sistema NON DEVE deve permettere l’accesso con <text:span text:style-name="T64">tipo di utente</text:span> divers<text:span text:style-name="T64">o</text:span> <text:span text:style-name="T64">da gestore</text:span>.</text:p>
                </text:list-item>
                <text:list-item>
                  <text:p text:style-name="P67">Il sistema <text:span text:style-name="T64">DEVE garantire l’accesso in qualsiasi fase della sessione di voto</text:span>.</text:p>
                </text:list-item>
              </text:list>
            </text:list-item>
          </text:list>
        </text:list-item>
        <text:list-item>
          <text:p text:style-name="P60">Sessione di voto</text:p>
          <text:list>
            <text:list-item>
              <text:p text:style-name="P57">User Req<text:span text:style-name="T59">uirement Definition</text:span></text:p>
              <text:list>
                <text:list-item>
                  <text:p text:style-name="P71">Il sistema DEVE permettere al gestore di creare una sessione di voto: selezionare la modalità di voto, inserire le liste dei candidati <text:span text:style-name="T60">(o gruppi/partiti), </text:span>selezionare il metodo di selezione del vincitore (maggioranza, maggioranza assoluta, referendum senza quorum, referendum con quorum); <text:span text:style-name="T67">questo per ogni scheda prevista per la votazione.</text:span></text:p>
                </text:list-item>
                <text:list-item>
                  <text:p text:style-name="P72">Il sistema DEVE permettere al gestore di avviare la fase di scrutinio <text:span text:style-name="T66">solo dopo </text:span><text:span text:style-name="T83">la conclusione</text:span><text:span text:style-name="T66"> della sessione di voto</text:span>.</text:p>
                </text:list-item>
              </text:list>
            </text:list-item>
            <text:list-item>
              <text:p text:style-name="P57">System Req<text:span text:style-name="T59">uirements Specification</text:span></text:p>
              <text:list>
                <text:list-item>
                  <text:p text:style-name="P71">Il sistema DEVE garantire i parametri della sessione di voto (selezione modalità di voto, inserimento liste candidati, selezione modalità di vincitore e selezione del vincitore).</text:p>
                </text:list-item>
                <text:list-item>
                  <text:p text:style-name="P71">Il sistema DEVE, sulla base dei parametri, creare una scheda elettorale.</text:p>
                </text:list-item>
                <text:list-item>
                  <text:p text:style-name="P71">Il sistema DEVE garantire <text:span text:style-name="T65">che</text:span> scheda elettorale <text:span text:style-name="T71">di un utentte</text:span> <text:span text:style-name="T65">non possa essere modificata </text:span>durante tutta la sessione di voto <text:span text:style-name="T71">(una volta che l’utente ha terminato la votazione)</text:span>.</text:p>
                </text:list-item>
                <text:list-item>
                  <text:p text:style-name="P36"><text:span text:style-name="T25">Il sistema DEVE chiudere la sessione di voto </text:span><text:span text:style-name="T26">prima di </text:span><text:span text:style-name="T25">a</text:span><text:span text:style-name="T26">vviare</text:span><text:span text:style-name="T25"> la fase di scrutinio.</text:span></text:p>
                </text:list-item>
                <text:list-item>
                  <text:p text:style-name="P74">Il sistema DEVE mantenere il conteggio dei voti segreto a tutti gli utenti.</text:p>
                </text:list-item>
              </text:list>
            </text:list-item>
          </text:list>
        </text:list-item>
        <text:list-item>
          <text:p text:style-name="P60">Scrutinio</text:p>
          <text:list>
            <text:list-item>
              <text:p text:style-name="P57">User Req<text:span text:style-name="T59">uirement Definition</text:span></text:p>
              <text:list>
                <text:list-item>
                  <text:p text:style-name="P75">Il sistema DEVE permettere di visualizzare al gestore, <text:span text:style-name="T72">che ha inizializzato una certa sessione di voto, </text:span>l’esito dell<text:span text:style-name="T72">o scrutinio di essa.</text:span></text:p>
                </text:list-item>
                <text:list-item>
                  <text:p text:style-name="P73">“<text:span text:style-name="T70">Come gestore mi aspetto che il conteggio dei voti per la corrente sessione avvenga in modo automatico per tutte le schede e non debba essere io a iniziare lo scrutinio per ogni singola scheda”.</text:span></text:p>
                </text:list-item>
              </text:list>
            </text:list-item>
            <text:list-item>
              <text:p text:style-name="P78"><text:span text:style-name="T2">System Req</text:span><text:span text:style-name="T9">uirements Specification</text:span></text:p>
              <text:list>
                <text:list-item>
                  <text:p text:style-name="P37"><text:span text:style-name="T27">Il sistema DEVE </text:span><text:span text:style-name="T30">prima </text:span><text:span text:style-name="T22">chiudere la sessione di voto </text:span><text:span text:style-name="T28">e poi avviare</text:span><text:span text:style-name="T22"> lo scrutinio.</text:span></text:p>
                </text:list-item>
                <text:list-item>
                  <text:p text:style-name="P38"><text:span text:style-name="T22">Il sistema, </text:span><text:span text:style-name="T29">per ongi scheda della sessione,</text:span><text:span text:style-name="T22"> DEVE conteggiare i voti secondo le modalità di selezione del vincitore </text:span><text:span text:style-name="T29">indicate nella scheda stessa</text:span><text:span text:style-name="T22">.</text:span></text:p>
                </text:list-item>
                <text:list-item>
                  <text:p text:style-name="P76">Il sistema DEVE assegnare il numero di voti <text:span text:style-name="T73">totali ad</text:span> ogni candidato, <text:span text:style-name="T73">nel caso di voto categorico; assegnare la posizione corretta</text:span><text:span text:style-name="T74"> </text:span><text:span text:style-name="T79">(primo posto, secondo posto, …) </text:span><text:span text:style-name="T73">al candidato nel caso di voto ordinale; </text:span><text:span text:style-name="T74">assegnare la posizione corretta al gruppo e il numero di voti totali a</text:span><text:span text:style-name="T80">d ogni</text:span><text:span text:style-name="T74"> candidato </text:span><text:span text:style-name="T80">del gruppo</text:span><text:span text:style-name="T74">, nel caso di voto ordinale con preferenza; assegnare il numero di voti favorevoli e contrari al quesito, nel caso di referendum</text:span>.</text:p>
                </text:list-item>
                <text:list-item>
                  <text:p text:style-name="P77"><text:soft-page-break/>Il sistema DEVE, <text:span text:style-name="T75">per ogni scheda della sessione,</text:span> comunicare il vincitore secondo la modalità di selezione del vincitore della corrente s<text:span text:style-name="T75">cheda</text:span>.</text:p>
                </text:list-item>
              </text:list>
            </text:list-item>
          </text:list>
        </text:list-item>
      </text:list>
      <text:p text:style-name="P5"/>
      <text:h text:style-name="P22" text:outline-level="2"><text:bookmark-start text:name="__RefHeading___Toc1262_422854579"/>Requisiti non funzionali<text:bookmark-end text:name="__RefHeading___Toc1262_422854579"/></text:h>
      <text:h text:style-name="P25" text:outline-level="3"><text:bookmark-start text:name="__RefHeading___Toc1264_422854579"/>Requisiti di prodotto<text:bookmark-end text:name="__RefHeading___Toc1264_422854579"/></text:h>
      <text:h text:style-name="P27" text:outline-level="4"><text:bookmark-start text:name="__RefHeading___Toc1266_422854579"/>Requisiti di usabilità<text:bookmark-end text:name="__RefHeading___Toc1266_422854579"/></text:h>
      <text:list xml:id="list3157068432" text:style-name="L14">
        <text:list-item>
          <text:p text:style-name="P83">Il sistema DEVE funzionare su PC. </text:p>
        </text:list-item>
        <text:list-item>
          <text:p text:style-name="P86">Il sistema NON DEVE aver bisogno di risorse o software esterni per funzionare correttamente.</text:p>
        </text:list-item>
      </text:list>
      <text:h text:style-name="P26" text:outline-level="4"><text:bookmark-start text:name="__RefHeading___Toc1268_422854579"/>Requisiti di sicurezza<text:bookmark-end text:name="__RefHeading___Toc1268_422854579"/></text:h>
      <text:list xml:id="list3117334903" text:style-name="L13">
        <text:list-item>
          <text:p text:style-name="P82">Il sistema DEVE rendere anonima il voto dell’elettore in tutte le fasi della sessione.</text:p>
        </text:list-item>
        <text:list-item>
          <text:p text:style-name="P80">Il sistema DEVE essere dotato di un sistema di log.</text:p>
        </text:list-item>
        <text:list-item>
          <text:p text:style-name="P81"><text:span text:style-name="T76">Il sistema DEVE salvare </text:span><text:span text:style-name="T77">i codici</text:span><text:span text:style-name="T76"> di ogni </text:span><text:span text:style-name="T77">gestore</text:span><text:span text:style-name="T76"> su un file il cui contenuto è hashato.</text:span></text:p>
        </text:list-item>
      </text:list>
      <text:h text:style-name="P25" text:outline-level="3"><text:bookmark-start text:name="__RefHeading___Toc1270_422854579"/>Requisiti esterni<text:bookmark-end text:name="__RefHeading___Toc1270_422854579"/></text:h>
      <text:list xml:id="list1219969051" text:style-name="L12">
        <text:list-item>
          <text:p text:style-name="P39"><text:span text:style-name="T88">Il sistema DEVE funzionare ogni giorno a partire dalla data in cui iniziano le votazioni dalle ore </text:span><text:span text:style-name="T87">x</text:span><text:span text:style-name="T88"> alle ore </text:span><text:span text:style-name="T87">y (decisa dal governo)</text:span><text:span text:style-name="T88">.</text:span></text:p>
        </text:list-item>
        <text:list-item>
          <text:p text:style-name="P85">Il sistema DEVE registrare un e un solo voto per ogni eletto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fo:color="#311b90" loext:opacity="100%"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4527a0"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512da8"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5e35b1"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673ab7"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MP2" style:family="paragraph" style:parent-style-name="Standard">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5in" fo:background-color="transparent" style:dynamic-spacing="false"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 di voto e scrutinio elettronico –<text:span text:style-name="MT1"> Specifica dei Requisisti</text:span></text:p>
        <text:p text:style-name="MP1"><text:span text:style-name="MT1">Tommaso Romanò - 941796 &amp; Luca Rompani – 950205</text:span></text:p>
        <text:p text:style-name="MP1"><text:span text:style-name="MT1"/></text:p>
      </style:header>
      <style:header-first>
        <text:p text:style-name="Header_20_left"/>
      </style:header-first>
      <style:footer>
        <text:p text:style-name="MP2"><text:page-number text:select-page="current">6</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meta:editing-cycles>138</meta:editing-cycles>
    <meta:creation-date>2020-12-14T12:38:00</meta:creation-date>
    <dc:date>2021-10-20T12:02:08.177184004</dc:date>
    <meta:editing-duration>PT22H49M2S</meta:editing-duration>
    <meta:generator>LibreOffice/7.2.1.2$MacOSX_X86_64 LibreOffice_project/87b77fad49947c1441b67c559c339af8f3517e22</meta:generator>
    <meta:document-statistic meta:table-count="0" meta:image-count="0" meta:object-count="0" meta:page-count="6" meta:paragraph-count="124" meta:word-count="1933" meta:character-count="12201" meta:non-whitespace-character-count="10474"/>
    <meta:user-defined meta:name="AppVersion">16.0000</meta:user-defined>
    <meta:template xlink:type="simple" xlink:actuate="onRequest" xlink:title="Normal.dotm" xlink:href=""/>
  </office:meta>
</office:document-meta>
</file>